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rupp 12 socialt kontrakt feedback</text:p>
      <text:p text:style-name="P2"/>
      <text:list xml:id="list978788658833174285" text:style-name="L1">
        <text:list-item>
          <text:p text:style-name="P3">Generellt – det finns bara tre underrubriker, det hade varit bättre om gruppen hade flera där de skriver in till exempel arbetstider och klimat. </text:p>
          <text:p text:style-name="P3"/>
        </text:list-item>
        <text:list-item>
          <text:p text:style-name="P3">Struktur - <text:s/>det ser bra ut med tiderna för möten, lite kortfattad men det fungerar.</text:p>
          <text:p text:style-name="P3"/>
        </text:list-item>
        <text:list-item>
          <text:p text:style-name="P3">Regler – <text:s/>gruppen har regler som täcker en hel del när det gäller balans och gruppdynamik, som tidigare nämnt så har de inte lagt till tillräckligt med underrubriker vilket märks av i denna del då flera av dessa regler skulle lika gärna kunna få plats i andar rubriker vilket skulle ha gjort detta sociala kontrakt mer välstrukturerat och motiverat. <text:s text:c="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rvin </meta:initial-creator>
    <meta:creation-date>2016-03-28T23:26:41.70</meta:creation-date>
    <meta:document-statistic meta:table-count="0" meta:image-count="0" meta:object-count="0" meta:page-count="1" meta:paragraph-count="4" meta:word-count="106" meta:character-count="620"/>
    <dc:date>2016-03-28T23:45:29.98</dc:date>
    <dc:creator>Shervin </dc:creator>
    <meta:editing-duration>PT1M27S</meta:editing-duration>
    <meta:editing-cycles>1</meta:editing-cycles>
    <meta:generator>OpenOffice/4.1.2$Win32 OpenOffice.org_project/412m3$Build-9782</meta:generator>
  </office:meta>
</office:document-meta>
</file>